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size="12pt" fo:font-weight="normal" officeooo:rsid="0017b1d4" officeooo:paragraph-rsid="00138a81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7b1d4" officeooo:paragraph-rsid="00138a81" style:font-name-asian="TimesNewRomanPSMT" style:font-size-asian="12pt" style:font-weight-asian="normal" style:font-name-complex="TimesNewRomanPSMT" style:font-size-complex="12pt" style:font-weight-complex="normal"/>
    </style:style>
    <style:style style:name="P3" style:family="paragraph" style:parent-style-name="Standard" style:list-style-name="L1">
      <style:text-properties style:font-name="Times New Roman" fo:font-size="12pt" fo:font-weight="normal" officeooo:rsid="001955bf" officeooo:paragraph-rsid="00138a81" style:font-name-asian="TimesNewRomanPSMT" style:font-size-asian="12pt" style:font-weight-asian="normal" style:font-name-complex="TimesNewRomanPSMT" style:font-size-complex="12pt" style:font-weight-complex="normal"/>
    </style:style>
    <style:style style:name="P4" style:family="paragraph" style:parent-style-name="Standard" style:list-style-name="L1">
      <style:text-properties style:font-name="Times New Roman" fo:font-size="12pt" fo:font-weight="normal" officeooo:rsid="00147e77" officeooo:paragraph-rsid="00138a81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147e77" officeooo:paragraph-rsid="00138a81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Times New Roman" fo:font-size="12pt" fo:font-weight="normal" officeooo:rsid="0017b1d4" officeooo:paragraph-rsid="00138a81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Times New Roman" fo:font-size="12pt" fo:font-weight="normal" officeooo:rsid="001fe433" officeooo:paragraph-rsid="00138a81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Times New Roman" fo:font-size="12pt" fo:font-weight="normal" officeooo:rsid="0017a764" officeooo:paragraph-rsid="00138a8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138a81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style:font-name="Times New Roman" fo:font-size="12pt" fo:font-style="normal" fo:font-weight="bold" officeooo:rsid="00147e77" officeooo:paragraph-rsid="00138a81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style:font-name="Times New Roman" fo:font-size="12pt" fo:font-style="normal" fo:font-weight="bold" officeooo:rsid="0017b1d4" officeooo:paragraph-rsid="00138a81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text-properties style:font-name="Times New Roman" fo:font-size="12pt" fo:font-style="normal" fo:font-weight="normal" officeooo:rsid="00162300" officeooo:paragraph-rsid="00138a8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Times New Roman" fo:font-size="12pt" fo:font-weight="bold" officeooo:rsid="0017b1d4" officeooo:paragraph-rsid="00138a81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Times New Roman" fo:font-size="12pt" fo:font-weight="bold" officeooo:rsid="00147e77" officeooo:paragraph-rsid="00138a81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Times New Roman" fo:font-size="12pt" fo:font-weight="bold" officeooo:paragraph-rsid="00138a81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Times New Roman" fo:font-size="12pt" fo:font-weight="bold" officeooo:rsid="00162300" officeooo:paragraph-rsid="00138a81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paragraph-rsid="00138a81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Times New Roman" fo:font-size="12pt" fo:font-weight="bold" officeooo:rsid="0017a764" officeooo:paragraph-rsid="00138a81" style:font-name-asian="TimesNewRomanPSMT" style:font-size-asian="12pt" style:font-weight-asian="bold" style:font-name-complex="TimesNewRomanPSMT" style:font-size-complex="12pt" style:font-weight-complex="bold"/>
    </style:style>
    <style:style style:name="P19" style:family="paragraph" style:parent-style-name="Standard">
      <style:text-properties style:font-name="Times New Roman" fo:font-size="12pt" fo:font-weight="bold" officeooo:rsid="0017a764" officeooo:paragraph-rsid="00138a81" style:font-name-asian="TimesNewRomanPSMT" style:font-size-asian="12pt" style:font-weight-asian="bold" style:font-name-complex="TimesNewRomanPSMT" style:font-size-complex="12pt" style:font-weight-complex="bold"/>
    </style:style>
    <style:style style:name="P20" style:family="paragraph" style:parent-style-name="Standard" style:list-style-name="L1">
      <style:text-properties style:font-name="Times New Roman" fo:font-size="12pt" fo:font-style="italic" fo:font-weight="bold" officeooo:rsid="0017b1d4" officeooo:paragraph-rsid="00138a81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Times New Roman" fo:font-size="12pt" fo:font-style="italic" fo:font-weight="bold" officeooo:rsid="0017b1d4" officeooo:paragraph-rsid="00138a81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Times New Roman" fo:font-size="14pt" fo:font-weight="normal" officeooo:rsid="00147e77" officeooo:paragraph-rsid="00138a81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style:font-name="Times New Roman" fo:font-size="13pt" fo:font-weight="bold" officeooo:rsid="0017b1d4" officeooo:paragraph-rsid="00138a81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text-properties style:font-name="Times New Roman" fo:font-size="13pt" fo:font-weight="bold" officeooo:rsid="00147e77" officeooo:paragraph-rsid="00138a81" style:font-size-asian="13pt" style:font-weight-asian="bold" style:font-size-complex="13pt" style:font-weight-complex="bold"/>
    </style:style>
    <style:style style:name="P25" style:family="paragraph" style:parent-style-name="Standard" style:list-style-name="L1">
      <style:text-properties style:font-name="Times New Roman" fo:font-size="13pt" fo:font-weight="bold" officeooo:rsid="00162300" officeooo:paragraph-rsid="00138a81" style:font-size-asian="13pt" style:font-weight-asian="bold" style:font-size-complex="13pt" style:font-weight-complex="bold"/>
    </style:style>
    <style:style style:name="P26" style:family="paragraph" style:parent-style-name="Standard" style:list-style-name="L1">
      <style:text-properties style:font-name="Times New Roman" fo:font-size="13pt" fo:font-weight="bold" officeooo:rsid="0017a764" officeooo:paragraph-rsid="00138a81" style:font-name-asian="TimesNewRomanPSMT" style:font-size-asian="13pt" style:font-weight-asian="bold" style:font-name-complex="TimesNewRomanPSMT" style:font-size-complex="13pt" style:font-weight-complex="bold"/>
    </style:style>
    <style:style style:name="P27" style:family="paragraph" style:parent-style-name="Standard" style:list-style-name="L3">
      <style:text-properties style:font-name="Times New Roman" officeooo:paragraph-rsid="00138a81"/>
    </style:style>
    <style:style style:name="P28" style:family="paragraph" style:parent-style-name="Standard">
      <style:text-properties style:font-name="Times New Roman" officeooo:paragraph-rsid="00138a81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562b8"/>
    </style:style>
    <style:style style:name="T4" style:family="text">
      <style:text-properties officeooo:rsid="00072218"/>
    </style:style>
    <style:style style:name="T5" style:family="text">
      <style:text-properties officeooo:rsid="0007a57d"/>
    </style:style>
    <style:style style:name="T6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562b8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7a57d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38a81" style:font-size-asian="12pt" style:font-weight-asian="normal" style:font-size-complex="12pt" style:font-weight-complex="normal"/>
    </style:style>
    <style:style style:name="T11" style:family="text">
      <style:text-properties officeooo:rsid="0017b1d4"/>
    </style:style>
    <style:style style:name="T12" style:family="text">
      <style:text-properties fo:font-style="italic" officeooo:rsid="0017b1d4" style:font-style-asian="italic" style:font-style-complex="italic"/>
    </style:style>
    <style:style style:name="T13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6" style:family="text">
      <style:text-properties fo:font-style="normal" officeooo:rsid="00072218" style:font-style-asian="normal" style:font-style-complex="normal"/>
    </style:style>
    <style:style style:name="T17" style:family="text">
      <style:text-properties fo:font-style="normal" officeooo:rsid="0017b1d4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9" style:family="text">
      <style:text-properties fo:font-weight="normal" officeooo:rsid="00147e77" style:font-weight-asian="normal" style:font-weight-complex="normal"/>
    </style:style>
    <style:style style:name="T20" style:family="text">
      <style:text-properties fo:font-weight="normal" officeooo:rsid="00072218" style:font-weight-asian="normal" style:font-weight-complex="normal"/>
    </style:style>
    <style:style style:name="T21" style:family="text">
      <style:text-properties fo:font-weight="normal" officeooo:rsid="00062a25" style:font-weight-asian="normal" style:font-weight-complex="normal"/>
    </style:style>
    <style:style style:name="T22" style:family="text">
      <style:text-properties fo:font-weight="normal" officeooo:rsid="00162300" style:font-weight-asian="normal" style:font-weight-complex="normal"/>
    </style:style>
    <style:style style:name="T23" style:family="text">
      <style:text-properties fo:font-weight="normal" officeooo:rsid="000562b8" style:font-weight-asian="normal" style:font-weight-complex="normal"/>
    </style:style>
    <style:style style:name="T24" style:family="text">
      <style:text-properties fo:font-weight="normal" officeooo:rsid="0017b1d4" style:font-weight-asian="normal" style:font-weight-complex="normal"/>
    </style:style>
    <style:style style:name="T25" style:family="text">
      <style:text-properties fo:font-weight="normal" officeooo:rsid="001955bf" style:font-weight-asian="normal" style:font-weight-complex="normal"/>
    </style:style>
    <style:style style:name="T26" style:family="text">
      <style:text-properties fo:font-weight="normal" officeooo:rsid="0008608a" style:font-weight-asian="normal" style:font-weight-complex="normal"/>
    </style:style>
    <style:style style:name="T27" style:family="text">
      <style:text-properties fo:font-weight="normal" officeooo:rsid="001fe433" style:font-weight-asian="normal" style:font-weight-complex="normal"/>
    </style:style>
    <style:style style:name="T28" style:family="text">
      <style:text-properties fo:font-weight="normal" officeooo:rsid="002202a7" style:font-weight-asian="normal" style:font-weight-complex="normal"/>
    </style:style>
    <style:style style:name="T29" style:family="text">
      <style:text-properties fo:font-weight="normal" officeooo:rsid="00089482" style:font-weight-asian="normal" style:font-weight-complex="normal"/>
    </style:style>
    <style:style style:name="T30" style:family="text">
      <style:text-properties fo:font-weight="normal" officeooo:rsid="00138a81" style:font-weight-asian="normal" style:font-weight-complex="normal"/>
    </style:style>
    <style:style style:name="T31" style:family="text">
      <style:text-properties officeooo:rsid="0008608a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officeooo:rsid="001fe433"/>
    </style:style>
    <style:style style:name="T34" style:family="text">
      <style:text-properties style:text-underline-style="solid" style:text-underline-width="auto" style:text-underline-color="font-color" officeooo:rsid="0017b1d4"/>
    </style:style>
    <style:style style:name="T35" style:family="text">
      <style:text-properties officeooo:rsid="0022499a"/>
    </style:style>
    <style:style style:name="T36" style:family="text">
      <style:text-properties officeooo:rsid="00138a8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C_</text:span><text:span text:style-name="T3">Modifica Graduatoria </text:span><text:span text:style-name="T36">Provvisoria</text:span><text:span text:style-name="T4"> 0</text:span><text:span text:style-name="T5">1</text:span></text:p>
      <text:p text:style-name="P22"/>
      <text:list xml:id="list37228061" text:style-name="L1">
        <text:list-item>
          <text:p text:style-name="P23">Nome del Test Case</text:p>
        </text:list-item>
      </text:list>
      <text:list xml:id="list37253381" text:style-name="L3">
        <text:list-header>
          <text:p text:style-name="P27"><text:span text:style-name="T6">Test Case TC_</text:span><text:span text:style-name="T7">ModificaGraduatoria</text:span><text:span text:style-name="T10">Provvisoria</text:span><text:span text:style-name="T8">_0</text:span><text:span text:style-name="T9">1</text:span></text:p>
        </text:list-header>
      </text:list>
      <text:p text:style-name="P13"/>
      <text:list xml:id="list37275769" text:continue-list="list37228061" text:style-name="L1">
        <text:list-item>
          <text:p text:style-name="P24">Test Case <text:span text:style-name="T11">Specification Identifier</text:span></text:p>
        </text:list-item>
      </text:list>
      <text:p text:style-name="P17"><text:span text:style-name="T11"><text:tab/></text:span><text:span text:style-name="T12">Caso d'uso da testare</text:span></text:p>
      <text:p text:style-name="P17"><text:span text:style-name="T14"><text:tab/></text:span><text:span text:style-name="T19">UC_</text:span><text:span text:style-name="T20">ACC_3.</text:span><text:span text:style-name="T30">6</text:span><text:span text:style-name="T19"> –</text:span><text:span text:style-name="T22"> </text:span><text:span text:style-name="T23">Modifica</text:span><text:span text:style-name="T20"> Graduatoria </text:span><text:span text:style-name="T30">Provvisoria</text:span></text:p>
      <text:list xml:id="list37269652" text:continue-numbering="true" text:style-name="L1">
        <text:list-header>
          <text:p text:style-name="P20">Version date</text:p>
          <text:p text:style-name="P4">1<text:span text:style-name="T4">3</text:span>/12/12 </text:p>
          <text:p text:style-name="P20">Version number</text:p>
        </text:list-header>
      </text:list>
      <text:p text:style-name="P28"><text:span text:style-name="T11"><text:tab/></text:span>v. 1.0 </text:p>
      <text:p text:style-name="P21"><text:tab/>Version author</text:p>
      <text:p text:style-name="P5"><text:span text:style-name="T15"><text:tab/></text:span><text:span text:style-name="T16">Ferdinando Di Palma</text:span></text:p>
      <text:list xml:id="list37280287" text:continue-numbering="true" text:style-name="L1">
        <text:list-header>
          <text:p text:style-name="P4"/>
        </text:list-header>
        <text:list-item>
          <text:p text:style-name="P24">Elementi testati</text:p>
          <text:p text:style-name="P6">Il test riguarderà la componente <text:span text:style-name="T31">Gestione Graduatorie</text:span>, in particolare la funzionalità <text:span text:style-name="T3">di modifica della Graduatoria </text:span><text:span text:style-name="T36">Provvisoria</text:span><text:span text:style-name="T3"> presente nel sistema</text:span></text:p>
          <text:p text:style-name="P20">Riferimenti</text:p>
        </text:list-item>
      </text:list>
      <text:p text:style-name="P5"><text:tab/><text:span text:style-name="T11">Specifica dei requisiti</text:span></text:p>
      <text:p text:style-name="P5"/>
      <text:list xml:id="list37282838" text:continue-numbering="true" text:style-name="L1">
        <text:list-item>
          <text:p text:style-name="P14"><text:span text:style-name="T32">Input</text:span> </text:p>
          <text:p text:style-name="P15"><text:span text:style-name="T12">Data </text:span><text:span text:style-name="T13">-</text:span></text:p>
          <text:p text:style-name="P15"><text:span text:style-name="T12">Tables</text:span><text:span text:style-name="T11"> </text:span><text:span text:style-name="T33">-</text:span></text:p>
          <text:p text:style-name="P15"><text:span text:style-name="T12">Human</text:span><text:span text:style-name="T11"> </text:span><text:span text:style-name="T12">Action</text:span></text:p>
          <text:p text:style-name="P10"><text:span text:style-name="T24">L'utente visita l</text:span><text:span text:style-name="T25">a pagina</text:span><text:span text:style-name="T24"> di </text:span><text:span text:style-name="T26">Gestione </text:span><text:span text:style-name="T30">Graduatoria modificando il contenuto della Graduatoria <text:s text:c="3"/>Provvisoria</text:span></text:p>
          <text:p text:style-name="P15"><text:span text:style-name="T12">Condition</text:span><text:span text:style-name="T11"> </text:span></text:p>
          <text:list>
            <text:list-header>
              <text:p text:style-name="P11">States</text:p>
              <text:list>
                <text:list-header>
                  <text:p text:style-name="P10"><text:span text:style-name="T34">Initial</text:span><text:span text:style-name="T11">: </text:span><text:span text:style-name="T24">Connessione dati attiva</text:span></text:p>
                  <text:p text:style-name="P10"><text:span text:style-name="T34">Intermediate</text:span><text:span text:style-name="T11">: </text:span><text:span text:style-name="T24">Connessione dati attiva</text:span></text:p>
                  <text:p text:style-name="P15"><text:span text:style-name="T18">Final</text:span><text:span text:style-name="T17">: </text:span><text:span text:style-name="T14">Connessione dati attiva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4">Database</text:span><text:span text:style-name="T11">: </text:span></text:p>
                  <text:p text:style-name="P10"><text:span text:style-name="T34">Control files</text:span><text:span text:style-name="T11">: </text:span><text:span text:style-name="T24"><text:s/></text:span></text:p>
                  <text:p text:style-name="P10"><text:span text:style-name="T34">Transaction files</text:span><text:span text:style-name="T11">: </text:span></text:p>
                </text:list-header>
              </text:list>
            </text:list-header>
          </text:list>
          <text:p text:style-name="P20">Relationship</text:p>
          <text:p text:style-name="P20">Timing</text:p>
          <text:p text:style-name="P12"/>
        </text:list-item>
        <text:list-item>
          <text:p text:style-name="P25">Output</text:p>
          <text:p text:style-name="P15"><text:span text:style-name="T12">Tables</text:span><text:span text:style-name="T11"> -</text:span></text:p>
          <text:p text:style-name="P7">Il sistema visualizza i dati esatti relativi <text:span text:style-name="T35">a</text:span><text:span text:style-name="T31">ll</text:span><text:span text:style-name="T3">a Graduatoria </text:span><text:span text:style-name="T36">Provvisoria</text:span><text:span text:style-name="T3"> e conferma con un messaggio il corretto salvataggio della modifica effettuata</text:span></text:p>
          <text:p text:style-name="P16"><text:span text:style-name="T12">Human</text:span><text:span text:style-name="T11"> </text:span><text:span text:style-name="T12">Action</text:span></text:p>
          <text:p text:style-name="P15"><text:span text:style-name="T12">Condition</text:span><text:span text:style-name="T11"> </text:span></text:p>
          <text:list>
            <text:list-header>
              <text:p text:style-name="P11">States</text:p>
              <text:list>
                <text:list-header>
                  <text:p text:style-name="P10"><text:span text:style-name="T34">Initial</text:span><text:span text:style-name="T11">: </text:span></text:p>
                  <text:p text:style-name="P10"><text:span text:style-name="T34">Intermediate</text:span><text:span text:style-name="T11">: </text:span></text:p>
                  <text:p text:style-name="P15"><text:span text:style-name="T18">Final</text:span><text:span text:style-name="T17">: 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4">Database</text:span><text:span text:style-name="T11">: </text:span></text:p>
                  <text:p text:style-name="P10"><text:span text:style-name="T34">Control files</text:span><text:span text:style-name="T11">: </text:span><text:span text:style-name="T24"><text:s/></text:span></text:p>
                  <text:p text:style-name="P10"><text:soft-page-break/><text:span text:style-name="T34">Transaction files</text:span><text:span text:style-name="T11">: </text:span></text:p>
                </text:list-header>
              </text:list>
            </text:list-header>
          </text:list>
          <text:p text:style-name="P20">Relationship</text:p>
          <text:p text:style-name="P20">Timing</text:p>
          <text:p text:style-name="P20">Response Time</text:p>
          <text:p text:style-name="P20">Duration</text:p>
          <text:p text:style-name="P8"/>
        </text:list-item>
        <text:list-item>
          <text:p text:style-name="P18"><text:span text:style-name="T32">Test frame</text:span> </text:p>
        </text:list-item>
      </text:list>
      <text:p text:style-name="P19"><text:tab/><text:span text:style-name="T27">Tabella: dati </text:span><text:span text:style-name="T28">esatti</text:span></text:p>
      <text:p text:style-name="P19"><text:span text:style-name="T28"><text:tab/></text:span><text:span text:style-name="T29">Messaggio:</text:span><text:span text:style-name="T30">Graduatoria</text:span><text:span text:style-name="T29"> </text:span><text:span text:style-name="T23">modificata</text:span><text:span text:style-name="T29"> correttamente</text:span></text:p>
      <text:p text:style-name="P2"/>
      <text:list xml:id="list37285342" text:continue-numbering="true" text:style-name="L1">
        <text:list-item>
          <text:p text:style-name="P26">Vincoli ambientali</text:p>
          <text:p text:style-name="P3">Connessione <text:span text:style-name="T33">con il database</text:span></text:p>
          <text:p text:style-name="P1"/>
        </text:list-item>
        <text:list-item>
          <text:p text:style-name="P26">Requisiti procedurali speciali</text:p>
          <text:p text:style-name="P1">Non ci sono particolari procedure speciali.</text:p>
          <text:p text:style-name="P1"/>
        </text:list-item>
        <text:list-item>
          <text:p text:style-name="P26">Dipendenze da altri Test Case</text:p>
          <text:p text:style-name="P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7:10:00.99</meta:creation-date>
    <dc:date>2012-12-13T17:14:51.39</dc:date>
    <meta:editing-duration>P0D</meta:editing-duration>
    <meta:editing-cycles>1</meta:editing-cycles>
    <meta:document-statistic meta:table-count="0" meta:image-count="0" meta:object-count="0" meta:page-count="2" meta:paragraph-count="58" meta:word-count="192" meta:character-count="1416" meta:non-whitespace-character-count="1263"/>
    <meta:generator>LibreOffice/3.6$Windows_x86 LibreOffice_project/da8c1e6-fd468f4-454e206-f42a4a9-143cfd</meta:generator>
  </office:meta>
</office:document-meta>
</file>